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style:font-name="Calibri" officeooo:rsid="000c357d" officeooo:paragraph-rsid="000c357d"/>
    </style:style>
    <style:style style:name="P2" style:family="paragraph" style:parent-style-name="Heading_20_1">
      <style:paragraph-properties fo:break-before="page"/>
      <style:text-properties style:font-name="Calibri" officeooo:rsid="000a9ea2" officeooo:paragraph-rsid="000a9ea2"/>
    </style:style>
    <style:style style:name="P3" style:family="paragraph" style:parent-style-name="Title">
      <style:text-properties style:font-name="Calibri" officeooo:rsid="000a9ea2" officeooo:paragraph-rsid="000a9ea2"/>
    </style:style>
    <style:style style:name="P4" style:family="paragraph" style:parent-style-name="Text_20_body">
      <style:text-properties style:font-name="Calibri" officeooo:rsid="000a9ea2" officeooo:paragraph-rsid="000a9ea2"/>
    </style:style>
    <style:style style:name="P5" style:family="paragraph" style:parent-style-name="Text_20_body">
      <style:text-properties style:font-name="Calibri" officeooo:rsid="000a9ea2" officeooo:paragraph-rsid="00112fe9"/>
    </style:style>
    <style:style style:name="P6" style:family="paragraph" style:parent-style-name="Text_20_body">
      <style:text-properties style:font-name="Calibri" officeooo:rsid="0012c61e" officeooo:paragraph-rsid="0012c61e"/>
    </style:style>
    <style:style style:name="T1" style:family="text">
      <style:text-properties officeooo:rsid="00112fe9"/>
    </style:style>
    <style:style style:name="T2" style:family="text">
      <style:text-properties officeooo:rsid="000debe8"/>
    </style:style>
    <style:style style:name="T3" style:family="text">
      <style:text-properties officeooo:rsid="0014a9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allel Processing Paradox: A Comparison of Amdhal’s and Gustafson’s Laws</text:p>
      <text:p text:style-name="P4"/>
      <text:p text:style-name="P1">Zak Kastl</text:p>
      <text:p text:style-name="P1">30 March 2018</text:p>
      <text:h text:style-name="P2" text:outline-level="1">Introduction</text:h>
      <text:p text:style-name="P5">Processing power has advanced exponentially in the last 25 years. What once required room-sized supercomputers are now computable on the personal mobile phone. Processing speed has advanced so far that creating smaller, faster processor beginning to become physically impossible. </text:p>
      <text:p text:style-name="P5"><text:span text:style-name="T2">So what can be done? If there is a physical limit to how fast we can make one processor, are we approaching the limits to computing? The answer is no. If we cannot make a faster processor, how about using two, three, or more processors at the same time? This answer is where Parallel Computing begins.</text:span></text:p>
      <text:p text:style-name="P6">What is the benefit of <text:span text:style-name="T3">this parallel processing. If we consider a program that is perfectly parallized, as i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0debe8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09:32.835000000</meta:creation-date>
    <dc:date>2018-03-27T22:32:17.220000000</dc:date>
    <meta:editing-duration>PT40M35S</meta:editing-duration>
    <meta:editing-cycles>7</meta:editing-cycles>
    <meta:generator>LibreOffice/6.0.2.1$Windows_X86_64 LibreOffice_project/f7f06a8f319e4b62f9bc5095aa112a65d2f3ac89</meta:generator>
    <dc:creator>Zak Kastl</dc:creator>
    <meta:document-statistic meta:table-count="0" meta:image-count="0" meta:object-count="0" meta:page-count="2" meta:paragraph-count="7" meta:word-count="130" meta:character-count="799" meta:non-whitespace-character-count="674"/>
  </office:meta>
</office:document-meta>
</file>